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999999" draw:fill="none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12.446cm" svg:x="1.381cm" svg:y="1.381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96cm" svg:height="12.376cm" svg:x="1.381cm" svg:y="14.208cm">
          <text:p text:style-name="P1">Tors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3cm" svg:height="3.288cm" draw:transform="rotate (1.58598069128725) translate (9.194cm 16.778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6.858cm" svg:height="3.937cm" svg:x="7.366cm" svg:y="7.731cm">
          <text:p text:style-name="P1">Raspberry Pi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5.706cm" svg:x="7.366cm" svg:y="1.762cm">
          <text:p text:style-name="P1">Arduino/IO Ha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286cm" svg:x="14.589cm" svg:y="7.73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524cm" svg:x="14.589cm" svg:y="10.144cm">
          <text:p text:style-name="P1">1mW Red Las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2.176cm" svg:x="7.366cm" svg:y="16.731cm">
          <text:p text:style-name="P1">Arduino Un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4.045cm" svg:x="7.366cm" svg:y="19.18cm">
          <text:p text:style-name="P1">Motor Ha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2.921cm" svg:x="7.366cm" svg:y="23.479cm">
          <text:p text:style-name="P1">IO Ha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2cm" svg:x="14.589cm" svg:y="20.663cm">
          <text:p text:style-name="P1">Right Drive Mo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143cm" svg:x="14.589cm" svg:y="19.239cm">
          <text:p text:style-name="P1">Right Enco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2cm" svg:x="1.689cm" svg:y="20.663cm">
          <text:p text:style-name="P1">Left Drive Mo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143cm" svg:x="1.689cm" svg:y="19.239cm">
          <text:p text:style-name="P1">Left Enco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3.937cm" svg:x="1.762cm" svg:y="22.436cm">
          <text:p text:style-name="P1">12V</text:p>
          <text:p text:style-name="P1">Lipo</text:p>
          <text:p text:style-name="P1">(Motor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3.937cm" svg:x="4.302cm" svg:y="22.436cm">
          <text:p text:style-name="P1">DC Step-Down Conver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032cm" svg:x="14.589cm" svg:y="2.189cm">
          <text:p text:style-name="P1">Tilt Serv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2.534cm" svg:x="17.637cm" svg:y="4.689cm">
          <text:p text:style-name="P1">Pan Mot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2.534cm" svg:x="14.837cm" svg:y="4.689cm">
          <text:p text:style-name="P1">Pan Motor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24cm" svg:x="1.889cm" svg:y="2.905cm">
          <text:p text:style-name="P1">Pan IR Sensor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24cm" svg:x="1.889cm" svg:y="4.705cm">
          <text:p text:style-name="P1">Pan IR Sensor 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cm" svg:x="14.589cm" svg:y="23.463cm">
          <text:p text:style-name="P2"><text:span text:style-name="T1">PowerBoost 10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cm" svg:x="17.289cm" svg:y="23.463cm">
          <text:p text:style-name="P2"><text:span text:style-name="T1">3.7V Lipo (Logic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cm" svg:x="14.589cm" svg:y="24.963cm">
          <text:p text:style-name="P2"><text:span text:style-name="T1">PowerBoost 10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cm" svg:x="17.289cm" svg:y="24.963cm">
          <text:p text:style-name="P2"><text:span text:style-name="T1">3.7V Lipo (Pan/Til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</meta:initial-creator>
    <meta:creation-date>2015-09-29T17:13:19.247852170</meta:creation-date>
    <dc:date>2015-09-29T17:39:17.056787590</dc:date>
    <dc:creator>chris </dc:creator>
    <meta:editing-duration>PT20M17S</meta:editing-duration>
    <meta:editing-cycles>4</meta:editing-cycles>
    <meta:generator>LibreOffice/4.2.8.2$Linux_X86_64 LibreOffice_project/420m0$Build-2</meta:generator>
    <meta:document-statistic meta:object-count="25"/>
  </office:meta>
</office:document-meta>
</file>